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61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4.550000000000001">
            <text:p>14.55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Nielsen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62</text:p>
          </table:table-cell>
          <table:table-cell table:style-name="ACE-0" office:value-type="float" office:value="54.810000000000002">
            <text:p>54.81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399999999999999">
            <text:p>−2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NielsenEtal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131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13.67">
            <text:p>13.67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oraminifera tes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">
            <text:p>−5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 table:style-name="ACE-0"/>
        </table:table-row>
        <table:table-row table:style-name="AROW-2" table:number-rows-repeated="1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2" table:number-rows-repeated="62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5355">
          <table:table-cell table:number-columns-repeated="256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8:05:1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